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0a945d" officeooo:paragraph-rsid="000a945d" style:font-size-asian="16pt" style:font-size-complex="16pt"/>
    </style:style>
    <style:style style:name="P3" style:family="paragraph" style:parent-style-name="Standard">
      <style:text-properties fo:font-size="16pt" officeooo:rsid="000a945d" officeooo:paragraph-rsid="000a945d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geeksforgeeks.org/deque-cpp-stl/" text:style-name="Internet_20_link" text:visited-style-name="Visited_20_Internet_20_Link">https://www.geeksforgeeks.org/deque-cpp-stl/</text:a></text:p>
      <text:p text:style-name="P1"/>
      <text:p text:style-name="P2">Dequeue is doubly ended queue in c++ all the notes of deque.</text:p>
      <text:p text:style-name="P2"/>
      <text:p text:style-name="P2">Slding window maximum</text:p>
      <text:p text:style-name="P2"/>
      <text:p text:style-name="P2">https://www.geeksforgeeks.org/sliding-window-maximum-maximum-of-all-subarrays-of-size-k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4T23:15:27.319865470</meta:creation-date>
    <meta:editing-duration>PT2M33S</meta:editing-duration>
    <meta:editing-cycles>2</meta:editing-cycles>
    <meta:generator>LibreOffice/6.0.7.3$Linux_X86_64 LibreOffice_project/00m0$Build-3</meta:generator>
    <dc:date>2021-11-14T23:16:13.284572179</dc:date>
    <meta:document-statistic meta:table-count="0" meta:image-count="0" meta:object-count="0" meta:page-count="1" meta:paragraph-count="4" meta:word-count="17" meta:character-count="213" meta:non-whitespace-character-count="200"/>
  </office:meta>
</office:document-meta>
</file>